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officeooo:rsid="0010d93a" officeooo:paragraph-rsid="0010d93a" style:font-size-asian="11pt" style:font-size-complex="11pt"/>
    </style:style>
    <style:style style:name="P2"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officeooo:rsid="0010d93a" officeooo:paragraph-rsid="00117c72" style:font-size-asian="11pt" style:font-size-complex="11pt"/>
    </style:style>
    <style:style style:name="P3" style:family="paragraph" style:parent-style-name="Standard">
      <style:paragraph-properties fo:margin-top="0cm" fo:margin-bottom="0.199cm" loext:contextual-spacing="false" fo:line-height="120%" fo:text-align="justify" style:justify-single-word="false" style:writing-mode="page"/>
      <style:text-properties style:font-name="Verdana1" style:text-underline-style="solid" style:text-underline-width="auto" style:text-underline-color="font-color" fo:font-weight="bold" officeooo:rsid="00034976" officeooo:paragraph-rsid="00034976" style:font-weight-asian="bold" style:font-weight-complex="bold"/>
    </style:style>
    <style:style style:name="P4" style:family="paragraph" style:parent-style-name="Standard">
      <style:paragraph-properties fo:margin-top="0cm" fo:margin-bottom="0.199cm" loext:contextual-spacing="false" fo:line-height="120%" fo:text-align="justify" style:justify-single-word="false" style:writing-mode="page"/>
      <style:text-properties style:font-name="Verdana1" style:text-underline-style="solid" style:text-underline-width="auto" style:text-underline-color="font-color" fo:font-weight="bold" officeooo:rsid="00034976" officeooo:paragraph-rsid="0010d93a" style:font-weight-asian="bold" style:font-weight-complex="bold"/>
    </style:style>
    <style:style style:name="P5" style:family="paragraph" style:parent-style-name="Standard">
      <style:paragraph-properties fo:margin-top="0cm" fo:margin-bottom="0.199cm" loext:contextual-spacing="false" fo:line-height="120%" fo:text-align="justify" style:justify-single-word="false" style:writing-mode="page"/>
      <style:text-properties style:font-name="Verdana1" style:text-underline-style="solid" style:text-underline-width="auto" style:text-underline-color="font-color" fo:font-weight="bold" officeooo:rsid="00034976" officeooo:paragraph-rsid="00117c72" style:font-weight-asian="bold" style:font-weight-complex="bold"/>
    </style:style>
    <style:style style:name="P6"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fo:font-style="normal" officeooo:rsid="0010d93a" officeooo:paragraph-rsid="0010d93a" style:font-size-asian="11pt" style:font-style-asian="normal" style:font-size-complex="11pt" style:font-style-complex="normal"/>
    </style:style>
    <style:style style:name="P7"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fo:font-style="normal" officeooo:rsid="0010d93a" officeooo:paragraph-rsid="00117c72" style:font-size-asian="11pt" style:font-style-asian="normal" style:font-size-complex="11pt" style:font-style-complex="normal"/>
    </style:style>
    <style:style style:name="P8"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fo:font-style="normal" officeooo:rsid="0010d93a" officeooo:paragraph-rsid="00130b81" style:font-size-asian="11pt" style:font-style-asian="normal" style:font-size-complex="11pt" style:font-style-complex="normal"/>
    </style:style>
    <style:style style:name="P9"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fo:font-style="normal" officeooo:rsid="00130b81" officeooo:paragraph-rsid="00130b81" style:font-size-asian="11pt" style:font-style-asian="normal" style:font-size-complex="11pt" style:font-style-complex="normal"/>
    </style:style>
    <style:style style:name="P10"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fo:font-style="normal" officeooo:rsid="001480e7" officeooo:paragraph-rsid="001480e7" style:font-size-asian="11pt" style:font-style-asian="normal" style:font-size-complex="11pt" style:font-style-complex="normal"/>
    </style:style>
    <style:style style:name="P11"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fo:font-style="normal" officeooo:rsid="00160eae" officeooo:paragraph-rsid="00160eae" style:font-size-asian="11pt" style:font-style-asian="normal" style:font-size-complex="11pt" style:font-style-complex="normal"/>
    </style:style>
    <style:style style:name="P12"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officeooo:rsid="00100798" officeooo:paragraph-rsid="00130b81" style:font-size-asian="11pt" style:font-size-complex="11pt"/>
    </style:style>
    <style:style style:name="P13"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officeooo:rsid="00130b81" officeooo:paragraph-rsid="00130b81" style:font-size-asian="11pt" style:font-size-complex="11pt"/>
    </style:style>
    <style:style style:name="P14"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style:text-underline-style="none" fo:font-weight="normal" officeooo:rsid="00100798" officeooo:paragraph-rsid="0011aba1" style:font-size-asian="11pt" style:font-weight-asian="normal" style:font-size-complex="11pt" style:font-weight-complex="normal"/>
    </style:style>
    <style:style style:name="P15"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style:text-underline-style="none" fo:font-weight="normal" officeooo:rsid="0011aba1" officeooo:paragraph-rsid="0011aba1" style:font-size-asian="11pt" style:font-weight-asian="normal" style:font-size-complex="11pt" style:font-weight-complex="normal"/>
    </style:style>
    <style:style style:name="P16"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style:text-underline-style="none" fo:font-weight="normal" officeooo:rsid="0011aba1" officeooo:paragraph-rsid="0012113e" style:font-size-asian="11pt" style:font-weight-asian="normal" style:font-size-complex="11pt" style:font-weight-complex="normal"/>
    </style:style>
    <style:style style:name="P17" style:family="paragraph" style:parent-style-name="Standard">
      <style:paragraph-properties fo:margin-top="0cm" fo:margin-bottom="0.199cm" loext:contextual-spacing="false" fo:line-height="120%" fo:text-align="justify" style:justify-single-word="false" style:writing-mode="page"/>
      <style:text-properties style:font-name="Verdana1" fo:font-size="11pt" style:text-underline-style="none" fo:font-weight="normal" officeooo:rsid="0012113e" officeooo:paragraph-rsid="0012113e" style:font-size-asian="11pt" style:font-weight-asian="normal" style:font-size-complex="11pt" style:font-weight-complex="normal"/>
    </style:style>
    <style:style style:name="P18" style:family="paragraph" style:parent-style-name="Standard">
      <style:paragraph-properties fo:margin-top="0cm" fo:margin-bottom="0.199cm" loext:contextual-spacing="false" fo:line-height="120%" fo:text-align="justify" style:justify-single-word="false" style:writing-mode="page"/>
      <style:text-properties style:font-name="Verdana1" style:text-underline-style="solid" style:text-underline-width="auto" style:text-underline-color="font-color" fo:font-weight="bold" officeooo:rsid="00034976" officeooo:paragraph-rsid="00130b81" style:font-weight-asian="bold" style:font-weight-complex="bold"/>
    </style:style>
    <style:style style:name="P19" style:family="paragraph" style:parent-style-name="Standard">
      <style:paragraph-properties fo:margin-top="0cm" fo:margin-bottom="0.199cm" loext:contextual-spacing="false" fo:line-height="120%" fo:text-align="justify" style:justify-single-word="false" style:writing-mode="page"/>
      <style:text-properties style:font-name="Verdana1" fo:font-size="9pt" fo:font-style="normal" officeooo:rsid="00160eae" officeooo:paragraph-rsid="00160eae" style:font-size-asian="9pt" style:font-style-asian="normal" style:font-size-complex="9pt" style:font-style-complex="normal"/>
    </style:style>
    <style:style style:name="P20" style:family="paragraph" style:parent-style-name="Standard">
      <style:paragraph-properties fo:margin-top="0cm" fo:margin-bottom="0.199cm" loext:contextual-spacing="false" fo:line-height="120%" fo:text-align="justify" style:justify-single-word="false" style:writing-mode="page"/>
      <style:text-properties officeooo:rsid="00034976" officeooo:paragraph-rsid="0011aba1"/>
    </style:style>
    <style:style style:name="P21"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1" fo:font-size="11pt" style:text-underline-style="none" fo:font-weight="normal" officeooo:rsid="00130b81" officeooo:paragraph-rsid="00130b81" style:font-size-asian="11pt" style:font-weight-asian="normal" style:font-size-complex="11pt" style:font-weight-complex="normal"/>
    </style:style>
    <style:style style:name="P22"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1" fo:font-size="11pt" fo:font-style="normal" officeooo:rsid="00130b81" officeooo:paragraph-rsid="00130b81" style:font-size-asian="11pt" style:font-style-asian="normal" style:font-size-complex="11pt" style:font-style-complex="normal"/>
    </style:style>
    <style:style style:name="P23"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1" fo:font-size="11pt" officeooo:rsid="00130b81" officeooo:paragraph-rsid="00130b81" style:font-size-asian="11pt" style:font-size-complex="11pt"/>
    </style:style>
    <style:style style:name="P24"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1" fo:font-size="11pt" officeooo:rsid="00160eae" officeooo:paragraph-rsid="00160eae" style:font-size-asian="11pt" style:font-size-complex="11pt"/>
    </style:style>
    <style:style style:name="P25"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1" fo:font-size="10pt" style:text-underline-style="none" fo:font-weight="normal" officeooo:rsid="00130b81" officeooo:paragraph-rsid="00130b81" style:font-size-asian="10pt" style:font-weight-asian="normal" style:font-size-complex="10pt" style:font-weight-complex="normal"/>
    </style:style>
    <style:style style:name="P26"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1" fo:font-size="9pt" fo:font-style="normal" officeooo:rsid="00130b81" officeooo:paragraph-rsid="00130b81" style:font-size-asian="9pt" style:font-style-asian="normal" style:font-size-complex="9pt" style:font-style-complex="normal"/>
    </style:style>
    <style:style style:name="P27" style:family="paragraph" style:parent-style-name="Standard">
      <style:paragraph-properties fo:margin-left="0cm" fo:margin-right="0cm" fo:margin-top="0cm" fo:margin-bottom="0.199cm" loext:contextual-spacing="false" fo:line-height="120%" fo:text-align="justify" style:justify-single-word="false" fo:text-indent="0cm" style:auto-text-indent="false" style:writing-mode="page"/>
      <style:text-properties style:font-name="Verdana1" fo:font-size="11pt" officeooo:rsid="001480e7" officeooo:paragraph-rsid="001480e7"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11aba1" style:font-style-asian="italic" style:font-style-complex="italic"/>
    </style:style>
    <style:style style:name="T3" style:family="text">
      <style:text-properties fo:font-style="italic" style:font-name-asian="Andale Sans UI" style:font-style-asian="italic" style:font-name-complex="Tahoma" style:font-style-complex="italic"/>
    </style:style>
    <style:style style:name="T4" style:family="text">
      <style:text-properties fo:font-style="italic" officeooo:rsid="001480e7" style:font-name-asian="Andale Sans UI" style:font-style-asian="italic" style:font-name-complex="Tahoma" style:font-style-complex="italic"/>
    </style:style>
    <style:style style:name="T5" style:family="text">
      <style:text-properties fo:font-style="normal" style:font-style-asian="normal" style:font-style-complex="normal"/>
    </style:style>
    <style:style style:name="T6" style:family="text">
      <style:text-properties fo:font-style="normal" officeooo:rsid="0011aba1" style:font-style-asian="normal" style:font-style-complex="normal"/>
    </style:style>
    <style:style style:name="T7" style:family="text">
      <style:text-properties fo:font-style="normal" officeooo:rsid="0012113e" style:font-style-asian="normal" style:font-style-complex="normal"/>
    </style:style>
    <style:style style:name="T8" style:family="text">
      <style:text-properties fo:font-style="normal" style:font-name-asian="Andale Sans UI" style:font-style-asian="normal" style:font-name-complex="Tahoma" style:font-style-complex="normal"/>
    </style:style>
    <style:style style:name="T9" style:family="text">
      <style:text-properties fo:font-style="normal" officeooo:rsid="001480e7" style:font-name-asian="Andale Sans UI" style:font-style-asian="normal" style:font-name-complex="Tahoma" style:font-style-complex="normal"/>
    </style:style>
    <style:style style:name="T10" style:family="text">
      <style:text-properties style:font-name="Verdana1" style:text-underline-style="solid" style:text-underline-width="auto" style:text-underline-color="font-color" fo:font-weight="bold" style:font-weight-asian="bold" style:font-weight-complex="bold"/>
    </style:style>
    <style:style style:name="T11" style:family="text">
      <style:text-properties style:font-name="Verdana1" style:text-underline-style="solid" style:text-underline-width="auto" style:text-underline-color="font-color" fo:font-weight="bold" officeooo:rsid="00130b81" style:font-weight-asian="bold" style:font-weight-complex="bold"/>
    </style:style>
    <style:style style:name="T12" style:family="text">
      <style:text-properties officeooo:rsid="0010d93a"/>
    </style:style>
    <style:style style:name="T13" style:family="text">
      <style:text-properties officeooo:rsid="0011aba1"/>
    </style:style>
    <style:style style:name="T14" style:family="text">
      <style:text-properties fo:font-size="10pt" fo:font-style="normal" style:font-size-asian="10pt" style:font-style-asian="normal" style:font-size-complex="10pt" style:font-style-complex="normal"/>
    </style:style>
    <style:style style:name="T15" style:family="text">
      <style:text-properties fo:font-size="10pt" fo:font-style="normal" officeooo:rsid="0012113e" style:font-size-asian="10pt" style:font-style-asian="normal" style:font-size-complex="10pt" style:font-style-complex="normal"/>
    </style:style>
    <style:style style:name="T16" style:family="text">
      <style:text-properties officeooo:rsid="00130b81"/>
    </style:style>
    <style:style style:name="T17" style:family="text">
      <style:text-properties fo:font-size="9pt" style:font-size-asian="9pt" style:font-size-complex="9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2pt" fo:font-style="normal" style:font-size-asian="1.75pt" style:font-style-asian="normal" style:font-size-complex="2pt" style:font-style-complex="normal"/>
    </style:style>
    <style:style style:name="T20" style:family="text">
      <style:text-properties style:font-name="Verdana" fo:font-style="normal" style:font-name-asian="Verdana" style:font-style-asian="normal" style:font-name-complex="Verdana" style:font-style-complex="normal"/>
    </style:style>
    <style:style style:name="T21" style:family="text">
      <style:text-properties officeooo:rsid="001480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JERCICIO 1</text:p>
      <text:p text:style-name="P1">a) ¿Cuáles son las implementaciones de propósito general más comunes para cada una de las interfaces de la API de colecciones de Java? (<text:span text:style-name="T1">List</text:span>, <text:span text:style-name="T1">Set</text:span> , <text:span text:style-name="T1">Queue</text:span>, <text:span text:style-name="T1">Map</text:span>)</text:p>
      <text:p text:style-name="P1">b) Si se necesitase algún tipo de orden entre los elementos de las colecciones que se quieran usar, ¿qué interfaces son las más adecuadas para proporcionar ese orden? ¿De qué dos formas se puede establecer el orden en una colección?</text:p>
      <text:p text:style-name="P2">c) ¿Qué clase de la jerarquía de colecciones Java proporciona una serie de métodos estáticos de propósito general para realizar distintas funciones sobre las colecciones?</text:p>
      <text:p text:style-name="P13"/>
      <text:p text:style-name="P18">EJERCICIO <text:span text:style-name="T16">2</text:span></text:p>
      <text:p text:style-name="P13">Crear una clase Java que haga lo siguiente:</text:p>
      <text:p text:style-name="P13">- Crear <text:span text:style-name="T21">una clase propia que contenga un </text:span>objeto de tipo <text:span text:style-name="T1">HashSet</text:span><text:span text:style-name="T5">.</text:span></text:p>
      <text:p text:style-name="P13"><text:span text:style-name="T5">- Añadir los siguientes 7 elementos, debidamente inicializados, como valores para el </text:span><text:span text:style-name="T1">HashSet</text:span><text:span text:style-name="T5"> creado: 2 String, 2 objetos Persona, 3 enteros (int o Integer).</text:span></text:p>
      <text:p text:style-name="P23"><text:span text:style-name="T20">∙</text:span><text:span text:style-name="T8"> La clase </text:span><text:span text:style-name="T3">Persona</text:span><text:span text:style-name="T8"> deberá ser creada de forma adicional </text:span><text:span text:style-name="T9">(por ejemplo, como clase interna auxiliar)</text:span><text:span text:style-name="T8">, y contendrá como campos: nombre (</text:span><text:span text:style-name="T3">String</text:span><text:span text:style-name="T8">),</text:span><text:span text:style-name="T9"> letra inicial del nombre(</text:span><text:span text:style-name="T4">char</text:span><text:span text:style-name="T9">)</text:span><text:span text:style-name="T8"> y edad (</text:span><text:span text:style-name="T3">int</text:span><text:span text:style-name="T8">), con sus métodos de acceso y modificación.</text:span></text:p>
      <text:p text:style-name="P24"><text:span text:style-name="T8">Se puede crear como una clase estática interna a la clase principal del ejercicio. Es decir, dentro de la clase principal, como: </text:span><text:span text:style-name="T3">static class Persona { ... }</text:span></text:p>
      <text:p text:style-name="P27"><text:span text:style-name="T8">- Crear un iterador para recorrer los elementos del conjunto, y listarlos por pantalla.</text:span></text:p>
      <text:p text:style-name="P27"><text:span text:style-name="T8">- [</text:span><text:span text:style-name="T3">OPCIONAL</text:span><text:span text:style-name="T8">] Repetir el proceso para un </text:span><text:span text:style-name="T3">LinkedList</text:span><text:span text:style-name="T8"> y un </text:span><text:span text:style-name="T3">ArrayList</text:span><text:span text:style-name="T8">.</text:span></text:p>
      <text:p text:style-name="P12"/>
      <text:p text:style-name="P20"><text:span text:style-name="T10">EJERCICIO </text:span><text:span text:style-name="T11">3</text:span></text:p>
      <text:p text:style-name="P14"><text:span text:style-name="T13">Crear un método </text:span><text:span text:style-name="T2">findDup</text:span><text:span text:style-name="T6"> que</text:span><text:span text:style-name="T13"> permita detectar los elementos duplicados en una colección de String. El método recibirá un array estático de String, no devolverá ningún valor, pero imprimirá por pantalla dos tipos de acciones.</text:span></text:p>
      <text:p text:style-name="P14"><text:span text:style-name="T13">Por un lado, cada vez que detecte un elemento duplicado lo imprimirá por pantalla. Por otro lado, listará al final del todo el </text:span><text:span text:style-name="T2">conjunto</text:span><text:span text:style-name="T6"> de elementos únicos, es decir, la colección original de elementos menos los duplicados, así como el conjunto de elementos sin duplicado, es decir, aquellos para los que no se ha detectado duplicado.</text:span></text:p>
      <text:p text:style-name="P15"><text:span text:style-name="T5">La signatura del método será: </text:span><text:span text:style-name="_5f_JavaKeyWord"><text:span text:style-name="T14">void</text:span></text:span><text:span text:style-name="T14"> </text:span><text:span text:style-name="_5f_JavaIdent"><text:span text:style-name="T14">finDup</text:span></text:span><text:span text:style-name="_5f_OOoComputerSpecial"><text:span text:style-name="T14">(</text:span></text:span><text:span text:style-name="_5f_JavaKeyWord"><text:span text:style-name="T14">String</text:span></text:span><text:span text:style-name="_5f_OOoComputerSpecial"><text:span text:style-name="T14">[]</text:span></text:span><text:span text:style-name="T14"> </text:span><text:span text:style-name="_5f_JavaIdent"><text:span text:style-name="T14">elements</text:span></text:span><text:span text:style-name="_5f_OOoComputerSpecial"><text:span text:style-name="T14">)</text:span></text:span></text:p>
      <text:p text:style-name="P15"><text:span text:style-name="T5">Por ejemplo, si tenemos el conjunto de elementos:</text:span></text:p>
      <text:p text:style-name="P17"><text:span text:style-name="_5f_OOoComputerSpecial"><text:span text:style-name="T14"><text:tab/>String[] rios = {</text:span></text:span><text:span text:style-name="_5f_JavaLiteral"><text:span text:style-name="T14">"Tajo"</text:span></text:span><text:span text:style-name="_5f_OOoComputerSpecial"><text:span text:style-name="T14">,</text:span></text:span><text:span text:style-name="T14"> </text:span><text:span text:style-name="_5f_JavaLiteral"><text:span text:style-name="T14">"Júcar"</text:span></text:span><text:span text:style-name="_5f_OOoComputerSpecial"><text:span text:style-name="T14">,</text:span></text:span><text:span text:style-name="T14"> </text:span><text:span text:style-name="_5f_JavaLiteral"><text:span text:style-name="T14">"Segura"</text:span></text:span><text:span text:style-name="_5f_OOoComputerSpecial"><text:span text:style-name="T14">,</text:span></text:span><text:span text:style-name="T14"> </text:span><text:span text:style-name="_5f_JavaLiteral"><text:span text:style-name="T14">"Tajo"</text:span></text:span><text:span text:style-name="_5f_OOoComputerSpecial"><text:span text:style-name="T14">,</text:span></text:span><text:span text:style-name="T14"> </text:span><text:span text:style-name="_5f_JavaLiteral"><text:span text:style-name="T14">"Duero"</text:span></text:span><text:span text:style-name="_5f_OOoComputerSpecial"><text:span text:style-name="T14">,</text:span></text:span><text:span text:style-name="T14"> </text:span><text:span text:style-name="_5f_JavaLiteral"><text:span text:style-name="T14">"Ebro"</text:span></text:span><text:span text:style-name="_5f_OOoComputerSpecial"><text:span text:style-name="T14">,</text:span></text:span><text:span text:style-name="T14"> </text:span><text:span text:style-name="_5f_JavaLiteral"><text:span text:style-name="T14">"Ebro"</text:span></text:span><text:span text:style-name="_5f_OOoComputerSpecial"><text:span text:style-name="T14">}</text:span></text:span></text:p>
      <text:p text:style-name="P16"><text:span text:style-name="T7">Y llamamos a la función de la manera siguiente: </text:span><text:span text:style-name="_5f_JavaIdent"><text:span text:style-name="T15">findDup</text:span></text:span><text:span text:style-name="_5f_OOoComputerSpecial"><text:span text:style-name="T15">(</text:span></text:span><text:span text:style-name="_5f_JavaIdent"><text:span text:style-name="T15">rios</text:span></text:span><text:span text:style-name="_5f_OOoComputerSpecial"><text:span text:style-name="T15">);</text:span></text:span></text:p>
      <text:p text:style-name="P16"><text:span text:style-name="T5">Su salida por pantalla debería ser:</text:span></text:p>
      <text:p text:style-name="P21"><text:span text:style-name="_5f_JavaIdent"><text:span text:style-name="T14">Elemento</text:span></text:span><text:span text:style-name="T14"> </text:span><text:span text:style-name="_5f_JavaIdent"><text:span text:style-name="T14">duplicado</text:span></text:span><text:span text:style-name="_5f_OOoComputerSpecial"><text:span text:style-name="T14">:</text:span></text:span><text:span text:style-name="T14"> </text:span><text:span text:style-name="_5f_JavaIdent"><text:span text:style-name="T14">Tajo</text:span></text:span></text:p>
      <text:p text:style-name="P21"><text:span text:style-name="_5f_JavaIdent"><text:span text:style-name="T14">Elemento</text:span></text:span><text:span text:style-name="T14"> </text:span><text:span text:style-name="_5f_JavaIdent"><text:span text:style-name="T14">duplicado</text:span></text:span><text:span text:style-name="_5f_OOoComputerSpecial"><text:span text:style-name="T14">:</text:span></text:span><text:span text:style-name="T14"> </text:span><text:span text:style-name="_5f_JavaIdent"><text:span text:style-name="T14">Ebro</text:span></text:span></text:p>
      <text:p text:style-name="P25"><text:soft-page-break/><text:span text:style-name="T5"/></text:p>
      <text:p text:style-name="P21"><text:span text:style-name="_5f_JavaIdent"><text:span text:style-name="T14">Elementos</text:span></text:span><text:span text:style-name="T14"> </text:span><text:span text:style-name="_5f_JavaIdent"><text:span text:style-name="T14">únicos</text:span></text:span><text:span text:style-name="_5f_OOoComputerSpecial"><text:span text:style-name="T14">:</text:span></text:span></text:p>
      <text:p text:style-name="P21"><text:span text:style-name="_5f_OOoComputerSpecial"><text:span text:style-name="T14">[</text:span></text:span><text:span text:style-name="_5f_JavaIdent"><text:span text:style-name="T14">Júcar</text:span></text:span><text:span text:style-name="_5f_OOoComputerSpecial"><text:span text:style-name="T14">,</text:span></text:span><text:span text:style-name="T14"> </text:span><text:span text:style-name="_5f_JavaIdent"><text:span text:style-name="T14">Tajo</text:span></text:span><text:span text:style-name="_5f_OOoComputerSpecial"><text:span text:style-name="T14">,</text:span></text:span><text:span text:style-name="T14"> </text:span><text:span text:style-name="_5f_JavaIdent"><text:span text:style-name="T14">Duero</text:span></text:span><text:span text:style-name="_5f_OOoComputerSpecial"><text:span text:style-name="T14">,</text:span></text:span><text:span text:style-name="T14"> </text:span><text:span text:style-name="_5f_JavaIdent"><text:span text:style-name="T14">Ebro</text:span></text:span><text:span text:style-name="_5f_OOoComputerSpecial"><text:span text:style-name="T14">,</text:span></text:span><text:span text:style-name="T14"> </text:span><text:span text:style-name="_5f_JavaIdent"><text:span text:style-name="T14">Segura</text:span></text:span><text:span text:style-name="_5f_OOoComputerSpecial"><text:span text:style-name="T14">]</text:span></text:span></text:p>
      <text:p text:style-name="P25"><text:span text:style-name="T5"/></text:p>
      <text:p text:style-name="P21"><text:span text:style-name="_5f_JavaIdent"><text:span text:style-name="T14">Elementos</text:span></text:span><text:span text:style-name="T14"> </text:span><text:span text:style-name="_5f_JavaIdent"><text:span text:style-name="T14">sin</text:span></text:span><text:span text:style-name="T14"> </text:span><text:span text:style-name="_5f_JavaIdent"><text:span text:style-name="T14">duplicados</text:span></text:span><text:span text:style-name="_5f_OOoComputerSpecial"><text:span text:style-name="T14">:</text:span></text:span></text:p>
      <text:p text:style-name="P21"><text:span text:style-name="_5f_OOoComputerSpecial"><text:span text:style-name="T14">[</text:span></text:span><text:span text:style-name="_5f_JavaIdent"><text:span text:style-name="T14">Júcar</text:span></text:span><text:span text:style-name="_5f_OOoComputerSpecial"><text:span text:style-name="T14">,</text:span></text:span><text:span text:style-name="T14"> </text:span><text:span text:style-name="_5f_JavaIdent"><text:span text:style-name="T14">Duero</text:span></text:span><text:span text:style-name="_5f_OOoComputerSpecial"><text:span text:style-name="T14">,</text:span></text:span><text:span text:style-name="T14"> </text:span><text:span text:style-name="_5f_JavaIdent"><text:span text:style-name="T14">Segura</text:span></text:span><text:span text:style-name="_5f_OOoComputerSpecial"><text:span text:style-name="T14">]</text:span></text:span></text:p>
      <text:p text:style-name="P21"><text:span text:style-name="_5f_OOoComputerSpecial"><text:span text:style-name="T19"/></text:span></text:p>
      <text:p text:style-name="P13"><text:span text:style-name="T18">Nota</text:span>: un método de utilidad pordría ser <text:span text:style-name="T1">removeAll</text:span><text:span text:style-name="T5"> de la interfaz </text:span><text:span text:style-name="T1">Set</text:span><text:span text:style-name="T5"> (consultar API)</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12">SOLUCIÓN </text:span>EJERCICIO <text:span text:style-name="T12">1</text:span></text:p>
      <text:p text:style-name="P1">a) List (<text:span text:style-name="T1">ArrayList</text:span><text:span text:style-name="T5">) <text:s text:c="2"/>| <text:s text:c="2"/>Set (</text:span><text:span text:style-name="T1">HashSet</text:span><text:span text:style-name="T5">) <text:s text:c="2"/>| <text:s text:c="2"/>Queue (</text:span><text:span text:style-name="T1">LinkedList</text:span><text:span text:style-name="T5">) <text:s text:c="2"/>| <text:s text:c="2"/>Map (</text:span><text:span text:style-name="T1">HashMap</text:span><text:span text:style-name="T5">)</text:span></text:p>
      <text:p text:style-name="P1">b) Las interfaces de colección ordenadas en Java son <text:span text:style-name="T1">SortedSet</text:span><text:span text:style-name="T5"> y </text:span><text:span text:style-name="T1">SortedMap</text:span><text:span text:style-name="T5">, cuyas implementaciones más comunes son </text:span><text:span text:style-name="T1">TreeSet</text:span><text:span text:style-name="T5"> y </text:span><text:span text:style-name="T1">TreeMap</text:span><text:span text:style-name="T5">, respectivamente.</text:span></text:p>
      <text:p text:style-name="P6">El orden en dichas colecciones se puede establecer según el orden natural de los elementos de la colección (su orden interno), o bien según el orden total que defina un comparador externo a las colecciones.</text:p>
      <text:p text:style-name="P2">c) La clase <text:span text:style-name="T1">Collections</text:span><text:span text:style-name="T5">, en la cual todos sus métodos son estáticos.</text:span></text:p>
      <text:p text:style-name="P8"/>
      <text:p text:style-name="P18"><text:span text:style-name="T12">SOLUCIÓN </text:span>EJERCICIO <text:span text:style-name="T16">2</text:span></text:p>
      <text:p text:style-name="P10">El código fuente de una posible solución al ejercicio 2 sería:</text:p>
      <text:p text:style-name="P11"><text:span text:style-name="_5f_JavaKeyWord"><text:span text:style-name="T17">public</text:span></text:span><text:span text:style-name="T17"> </text:span><text:span text:style-name="_5f_JavaKeyWord"><text:span text:style-name="T17">class</text:span></text:span><text:span text:style-name="T17"> </text:span><text:span text:style-name="_5f_JavaIdent"><text:span text:style-name="T17">MiClase</text:span></text:span><text:span text:style-name="T17"> </text:span><text:span text:style-name="_5f_OOoComputerSpecial"><text:span text:style-name="T17">{</text:span></text:span></text:p>
      <text:p text:style-name="P11"><text:span text:style-name="T17"><text:s text:c="4"/></text:span><text:span text:style-name="_5f_JavaComment"><text:span text:style-name="T17">// conjunto interno de la clase</text:span></text:span></text:p>
      <text:p text:style-name="P11"><text:span text:style-name="T17"><text:s text:c="4"/></text:span><text:span text:style-name="_5f_JavaIdent"><text:span text:style-name="T17">Set</text:span></text:span><text:span text:style-name="_5f_OOoComputerSpecial"><text:span text:style-name="T17">&lt;</text:span></text:span><text:span text:style-name="_5f_JavaIdent"><text:span text:style-name="T17">Object</text:span></text:span><text:span text:style-name="_5f_OOoComputerSpecial"><text:span text:style-name="T17">&gt;</text:span></text:span><text:span text:style-name="T17"> </text:span><text:span text:style-name="_5f_JavaIdent"><text:span text:style-name="T17">miConjunto</text:span></text:span><text:span text:style-name="T17"> </text:span><text:span text:style-name="_5f_OOoComputerSpecial"><text:span text:style-name="T17">=</text:span></text:span><text:span text:style-name="T17"> </text:span><text:span text:style-name="_5f_JavaKeyWord"><text:span text:style-name="T17">new</text:span></text:span><text:span text:style-name="T17"> </text:span><text:span text:style-name="_5f_JavaIdent"><text:span text:style-name="T17">HashSet</text:span></text:span><text:span text:style-name="_5f_OOoComputerSpecial"><text:span text:style-name="T17">();</text:span></text:span></text:p>
      <text:p text:style-name="P11"><text:span text:style-name="T17"><text:s text:c="4"/></text:span><text:span text:style-name="_5f_JavaComment"><text:span text:style-name="T17">// constructor donde se realizarán todas las operaciones</text:span></text:span></text:p>
      <text:p text:style-name="P11"><text:span text:style-name="T17"><text:s text:c="4"/></text:span><text:span text:style-name="_5f_JavaKeyWord"><text:span text:style-name="T17">public</text:span></text:span><text:span text:style-name="T17"> </text:span><text:span text:style-name="_5f_JavaIdent"><text:span text:style-name="T17">MiClase</text:span></text:span><text:span text:style-name="_5f_OOoComputerSpecial"><text:span text:style-name="T17">()</text:span></text:span><text:span text:style-name="T17"> </text:span><text:span text:style-name="_5f_OOoComputerSpecial"><text:span text:style-name="T17">{</text:span></text:span></text:p>
      <text:p text:style-name="P11"><text:span text:style-name="T17"><text:s text:c="8"/></text:span><text:span text:style-name="_5f_JavaComment"><text:span text:style-name="T17">// añadimos los elementos pedidos</text:span></text:span></text:p>
      <text:p text:style-name="P11"><text:span text:style-name="T17"><text:s text:c="8"/></text:span><text:span text:style-name="_5f_JavaIdent"><text:span text:style-name="T17">miConjunto.add</text:span></text:span><text:span text:style-name="_5f_OOoComputerSpecial"><text:span text:style-name="T17">(</text:span></text:span><text:span text:style-name="_5f_JavaLiteral"><text:span text:style-name="T17">"Cadena 1."</text:span></text:span><text:span text:style-name="_5f_OOoComputerSpecial"><text:span text:style-name="T17">);</text:span></text:span><text:span text:style-name="T17"> </text:span><text:span text:style-name="_5f_JavaIdent"><text:span text:style-name="T17">miConjunto.add</text:span></text:span><text:span text:style-name="_5f_OOoComputerSpecial"><text:span text:style-name="T17">(</text:span></text:span><text:span text:style-name="_5f_JavaLiteral"><text:span text:style-name="T17">"Cadena 2."</text:span></text:span><text:span text:style-name="_5f_OOoComputerSpecial"><text:span text:style-name="T17">);</text:span></text:span></text:p>
      <text:p text:style-name="P11"><text:span text:style-name="T17"><text:s text:c="8"/></text:span><text:span text:style-name="_5f_JavaIdent"><text:span text:style-name="T17">miConjunto.add</text:span></text:span><text:span text:style-name="_5f_OOoComputerSpecial"><text:span text:style-name="T17">(</text:span></text:span><text:span text:style-name="_5f_JavaKeyWord"><text:span text:style-name="T17">new</text:span></text:span><text:span text:style-name="T17"> </text:span><text:span text:style-name="_5f_JavaIdent"><text:span text:style-name="T17">Persona</text:span></text:span><text:span text:style-name="_5f_OOoComputerSpecial"><text:span text:style-name="T17">(</text:span></text:span><text:span text:style-name="_5f_JavaLiteral"><text:span text:style-name="T17">"Juan"</text:span></text:span><text:span text:style-name="_5f_OOoComputerSpecial"><text:span text:style-name="T17">,</text:span></text:span><text:span text:style-name="T17"> </text:span><text:span text:style-name="_5f_JavaLiteral"><text:span text:style-name="T17">'J'</text:span></text:span><text:span text:style-name="_5f_OOoComputerSpecial"><text:span text:style-name="T17">,</text:span></text:span><text:span text:style-name="T17"> </text:span><text:span text:style-name="_5f_JavaNumber"><text:span text:style-name="T17">23</text:span></text:span><text:span text:style-name="_5f_OOoComputerSpecial"><text:span text:style-name="T17">));</text:span></text:span></text:p>
      <text:p text:style-name="P11"><text:span text:style-name="T17"><text:s text:c="8"/></text:span><text:span text:style-name="_5f_JavaIdent"><text:span text:style-name="T17">miConjunto.add</text:span></text:span><text:span text:style-name="_5f_OOoComputerSpecial"><text:span text:style-name="T17">(</text:span></text:span><text:span text:style-name="_5f_JavaKeyWord"><text:span text:style-name="T17">new</text:span></text:span><text:span text:style-name="T17"> </text:span><text:span text:style-name="_5f_JavaIdent"><text:span text:style-name="T17">Persona</text:span></text:span><text:span text:style-name="_5f_OOoComputerSpecial"><text:span text:style-name="T17">(</text:span></text:span><text:span text:style-name="_5f_JavaLiteral"><text:span text:style-name="T17">"Ana"</text:span></text:span><text:span text:style-name="_5f_OOoComputerSpecial"><text:span text:style-name="T17">,</text:span></text:span><text:span text:style-name="T17"> </text:span><text:span text:style-name="_5f_JavaLiteral"><text:span text:style-name="T17">'A'</text:span></text:span><text:span text:style-name="_5f_OOoComputerSpecial"><text:span text:style-name="T17">,</text:span></text:span><text:span text:style-name="T17"> </text:span><text:span text:style-name="_5f_JavaNumber"><text:span text:style-name="T17">27</text:span></text:span><text:span text:style-name="_5f_OOoComputerSpecial"><text:span text:style-name="T17">));</text:span></text:span></text:p>
      <text:p text:style-name="P11"><text:span text:style-name="T17"><text:s text:c="8"/></text:span><text:span text:style-name="_5f_JavaIdent"><text:span text:style-name="T17">miConjunto.add</text:span></text:span><text:span text:style-name="_5f_OOoComputerSpecial"><text:span text:style-name="T17">(</text:span></text:span><text:span text:style-name="_5f_JavaNumber"><text:span text:style-name="T17">5</text:span></text:span><text:span text:style-name="_5f_OOoComputerSpecial"><text:span text:style-name="T17">);</text:span></text:span><text:span text:style-name="T17"> </text:span><text:span text:style-name="_5f_JavaIdent"><text:span text:style-name="T17">miConjunto.add</text:span></text:span><text:span text:style-name="_5f_OOoComputerSpecial"><text:span text:style-name="T17">(</text:span></text:span><text:span text:style-name="_5f_JavaNumber"><text:span text:style-name="T17">78</text:span></text:span><text:span text:style-name="_5f_OOoComputerSpecial"><text:span text:style-name="T17">);</text:span></text:span><text:span text:style-name="T17"> </text:span><text:span text:style-name="_5f_JavaIdent"><text:span text:style-name="T17">miConjunto.add</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11"><text:span text:style-name="T17"><text:s text:c="8"/></text:span><text:span text:style-name="_5f_JavaComment"><text:span text:style-name="T17">// recorremos con el iterador</text:span></text:span></text:p>
      <text:p text:style-name="P11"><text:span text:style-name="T17"><text:s text:c="8"/></text:span><text:span text:style-name="_5f_JavaIdent"><text:span text:style-name="T17">Iterator</text:span></text:span><text:span text:style-name="_5f_OOoComputerSpecial"><text:span text:style-name="T17">&lt;</text:span></text:span><text:span text:style-name="_5f_JavaIdent"><text:span text:style-name="T17">Object</text:span></text:span><text:span text:style-name="_5f_OOoComputerSpecial"><text:span text:style-name="T17">&gt;</text:span></text:span><text:span text:style-name="T17"> </text:span><text:span text:style-name="_5f_JavaIdent"><text:span text:style-name="T17">it</text:span></text:span><text:span text:style-name="T17"> </text:span><text:span text:style-name="_5f_OOoComputerSpecial"><text:span text:style-name="T17">=</text:span></text:span><text:span text:style-name="T17"> </text:span><text:span text:style-name="_5f_JavaIdent"><text:span text:style-name="T17">miConjunto.iterator</text:span></text:span><text:span text:style-name="_5f_OOoComputerSpecial"><text:span text:style-name="T17">();</text:span></text:span></text:p>
      <text:p text:style-name="P11"><text:span text:style-name="T17"><text:s text:c="8"/></text:span><text:span text:style-name="_5f_JavaKeyWord"><text:span text:style-name="T17">while</text:span></text:span><text:span text:style-name="_5f_OOoComputerSpecial"><text:span text:style-name="T17">(</text:span></text:span><text:span text:style-name="_5f_JavaIdent"><text:span text:style-name="T17">it.hasNext</text:span></text:span><text:span text:style-name="_5f_OOoComputerSpecial"><text:span text:style-name="T17">())</text:span></text:span></text:p>
      <text:p text:style-name="P11"><text:span text:style-name="T17"><text:s text:c="12"/></text:span><text:span text:style-name="_5f_JavaIdent"><text:span text:style-name="T17">System.out.println</text:span></text:span><text:span text:style-name="_5f_OOoComputerSpecial"><text:span text:style-name="T17">(</text:span></text:span><text:span text:style-name="_5f_JavaIdent"><text:span text:style-name="T17">it.next</text:span></text:span><text:span text:style-name="_5f_OOoComputerSpecial"><text:span text:style-name="T17">()); }</text:span></text:span></text:p>
      <text:p text:style-name="P19"><text:s text:c="4"/></text:p>
      <text:p text:style-name="P11"><text:span text:style-name="T17"><text:s text:c="4"/></text:span><text:span text:style-name="_5f_JavaKeyWord"><text:span text:style-name="T17">static</text:span></text:span><text:span text:style-name="T17"> </text:span><text:span text:style-name="_5f_JavaKeyWord"><text:span text:style-name="T17">class</text:span></text:span><text:span text:style-name="T17"> </text:span><text:span text:style-name="_5f_JavaIdent"><text:span text:style-name="T17">Persona</text:span></text:span><text:span text:style-name="T17"> </text:span><text:span text:style-name="_5f_OOoComputerSpecial"><text:span text:style-name="T17">{</text:span></text:span></text:p>
      <text:p text:style-name="P11"><text:span text:style-name="T17"><text:s text:c="8"/></text:span><text:span text:style-name="_5f_JavaKeyWord"><text:span text:style-name="T17">private</text:span></text:span><text:span text:style-name="T17"> </text:span><text:span text:style-name="_5f_JavaKeyWord"><text:span text:style-name="T17">String</text:span></text:span><text:span text:style-name="T17"> </text:span><text:span text:style-name="_5f_JavaIdent"><text:span text:style-name="T17">nombre</text:span></text:span><text:span text:style-name="_5f_OOoComputerSpecial"><text:span text:style-name="T17">;</text:span></text:span></text:p>
      <text:p text:style-name="P11"><text:span text:style-name="T17"><text:s text:c="8"/></text:span><text:span text:style-name="_5f_JavaKeyWord"><text:span text:style-name="T17">private</text:span></text:span><text:span text:style-name="T17"> </text:span><text:span text:style-name="_5f_JavaKeyWord"><text:span text:style-name="T17">char</text:span></text:span><text:span text:style-name="T17"> </text:span><text:span text:style-name="_5f_JavaIdent"><text:span text:style-name="T17">letraInicial</text:span></text:span><text:span text:style-name="_5f_OOoComputerSpecial"><text:span text:style-name="T17">;</text:span></text:span></text:p>
      <text:p text:style-name="P11"><text:span text:style-name="T17"><text:s text:c="8"/></text:span><text:span text:style-name="_5f_JavaKeyWord"><text:span text:style-name="T17">private</text:span></text:span><text:span text:style-name="T17"> </text:span><text:span text:style-name="_5f_JavaKeyWord"><text:span text:style-name="T17">int</text:span></text:span><text:span text:style-name="T17"> </text:span><text:span text:style-name="_5f_JavaIdent"><text:span text:style-name="T17">edad</text:span></text:span><text:span text:style-name="_5f_OOoComputerSpecial"><text:span text:style-name="T17">;</text:span></text:span></text:p>
      <text:p text:style-name="P19"><text:s text:c="8"/></text:p>
      <text:p text:style-name="P11"><text:span text:style-name="T17"><text:s text:c="8"/></text:span><text:span text:style-name="_5f_JavaKeyWord"><text:span text:style-name="T17">public</text:span></text:span><text:span text:style-name="T17"> </text:span><text:span text:style-name="_5f_JavaIdent"><text:span text:style-name="T17">Persona</text:span></text:span><text:span text:style-name="_5f_OOoComputerSpecial"><text:span text:style-name="T17">(</text:span></text:span><text:span text:style-name="_5f_JavaKeyWord"><text:span text:style-name="T17">String</text:span></text:span><text:span text:style-name="T17"> </text:span><text:span text:style-name="_5f_JavaIdent"><text:span text:style-name="T17">nombre</text:span></text:span><text:span text:style-name="_5f_OOoComputerSpecial"><text:span text:style-name="T17">,</text:span></text:span><text:span text:style-name="T17"> </text:span><text:span text:style-name="_5f_JavaKeyWord"><text:span text:style-name="T17">char</text:span></text:span><text:span text:style-name="T17"> </text:span><text:span text:style-name="_5f_JavaIdent"><text:span text:style-name="T17">letraIncial</text:span></text:span><text:span text:style-name="_5f_OOoComputerSpecial"><text:span text:style-name="T17">,</text:span></text:span><text:span text:style-name="T17"> </text:span><text:span text:style-name="_5f_JavaKeyWord"><text:span text:style-name="T17">int</text:span></text:span><text:span text:style-name="T17"> </text:span><text:span text:style-name="_5f_JavaIdent"><text:span text:style-name="T17">edad</text:span></text:span><text:span text:style-name="_5f_OOoComputerSpecial"><text:span text:style-name="T17">)</text:span></text:span><text:span text:style-name="T17"> </text:span><text:span text:style-name="_5f_OOoComputerSpecial"><text:span text:style-name="T17">{</text:span></text:span></text:p>
      <text:p text:style-name="P11"><text:span text:style-name="T17"><text:s text:c="12"/></text:span><text:span text:style-name="_5f_JavaIdent"><text:span text:style-name="T17">this.nombre</text:span></text:span><text:span text:style-name="T17"> </text:span><text:span text:style-name="_5f_OOoComputerSpecial"><text:span text:style-name="T17">=</text:span></text:span><text:span text:style-name="T17"> </text:span><text:span text:style-name="_5f_JavaIdent"><text:span text:style-name="T17">nombre</text:span></text:span><text:span text:style-name="_5f_OOoComputerSpecial"><text:span text:style-name="T17">;</text:span></text:span></text:p>
      <text:p text:style-name="P11"><text:span text:style-name="T17"><text:s text:c="12"/></text:span><text:span text:style-name="_5f_JavaIdent"><text:span text:style-name="T17">this.letraInicial</text:span></text:span><text:span text:style-name="T17"> </text:span><text:span text:style-name="_5f_OOoComputerSpecial"><text:span text:style-name="T17">=</text:span></text:span><text:span text:style-name="T17"> </text:span><text:span text:style-name="_5f_JavaIdent"><text:span text:style-name="T17">letraIncial</text:span></text:span><text:span text:style-name="_5f_OOoComputerSpecial"><text:span text:style-name="T17">;</text:span></text:span></text:p>
      <text:p text:style-name="P11"><text:span text:style-name="T17"><text:s text:c="12"/></text:span><text:span text:style-name="_5f_JavaIdent"><text:span text:style-name="T17">this.edad</text:span></text:span><text:span text:style-name="T17"> </text:span><text:span text:style-name="_5f_OOoComputerSpecial"><text:span text:style-name="T17">=</text:span></text:span><text:span text:style-name="T17"> </text:span><text:span text:style-name="_5f_JavaIdent"><text:span text:style-name="T17">edad</text:span></text:span><text:span text:style-name="_5f_OOoComputerSpecial"><text:span text:style-name="T17">;</text:span></text:span><text:span text:style-name="T17"> </text:span><text:span text:style-name="_5f_OOoComputerSpecial"><text:span text:style-name="T17">}</text:span></text:span></text:p>
      <text:p text:style-name="P11"><text:span text:style-name="T17"><text:s text:c="8"/></text:span><text:span text:style-name="_5f_JavaComment"><text:span text:style-name="T17">// métodos de acceso y modificación ... </text:span></text:span><text:span text:style-name="_5f_OOoComputerSpecial"><text:span text:style-name="T17">} }</text:span></text:span></text:p>
      <text:p text:style-name="P5"><text:soft-page-break/><text:span text:style-name="T12">SOLUCIÓN </text:span>EJERCICIO <text:span text:style-name="T16">3</text:span></text:p>
      <text:p text:style-name="P9">El código fuente de una posible solución al ejercicio <text:span text:style-name="T21">3</text:span> sería:</text:p>
      <text:p text:style-name="P22"><text:span text:style-name="_5f_JavaKeyWord"><text:span text:style-name="T17">void</text:span></text:span><text:span text:style-name="T17"> </text:span><text:span text:style-name="_5f_JavaIdent"><text:span text:style-name="T17">findDup</text:span></text:span><text:span text:style-name="_5f_OOoComputerSpecial"><text:span text:style-name="T17">(</text:span></text:span><text:span text:style-name="_5f_JavaKeyWord"><text:span text:style-name="T17">String</text:span></text:span><text:span text:style-name="_5f_OOoComputerSpecial"><text:span text:style-name="T17">[]</text:span></text:span><text:span text:style-name="T17"> </text:span><text:span text:style-name="_5f_JavaIdent"><text:span text:style-name="T17">elements</text:span></text:span><text:span text:style-name="_5f_OOoComputerSpecial"><text:span text:style-name="T17">)</text:span></text:span><text:span text:style-name="T17"> </text:span><text:span text:style-name="_5f_OOoComputerSpecial"><text:span text:style-name="T17">{</text:span></text:span></text:p>
      <text:p text:style-name="P22"><text:span text:style-name="T17"><text:s text:c="8"/></text:span><text:span text:style-name="_5f_JavaComment"><text:span text:style-name="T17">// lista auxiliar que copia los parámetros de entrada</text:span></text:span></text:p>
      <text:p text:style-name="P22"><text:span text:style-name="T17"><text:s text:c="8"/></text:span><text:span text:style-name="_5f_JavaIdent"><text:span text:style-name="T17">List</text:span></text:span><text:span text:style-name="_5f_OOoComputerSpecial"><text:span text:style-name="T17">&lt;</text:span></text:span><text:span text:style-name="_5f_JavaKeyWord"><text:span text:style-name="T17">String</text:span></text:span><text:span text:style-name="_5f_OOoComputerSpecial"><text:span text:style-name="T17">&gt;</text:span></text:span><text:span text:style-name="T17"> </text:span><text:span text:style-name="_5f_JavaIdent"><text:span text:style-name="T17">auxList</text:span></text:span><text:span text:style-name="T17"> </text:span><text:span text:style-name="_5f_OOoComputerSpecial"><text:span text:style-name="T17">=</text:span></text:span><text:span text:style-name="T17"> </text:span><text:span text:style-name="_5f_JavaIdent"><text:span text:style-name="T17">Arrays.asList</text:span></text:span><text:span text:style-name="_5f_OOoComputerSpecial"><text:span text:style-name="T17">(</text:span></text:span><text:span text:style-name="_5f_JavaIdent"><text:span text:style-name="T17">elements</text:span></text:span><text:span text:style-name="_5f_OOoComputerSpecial"><text:span text:style-name="T17">);</text:span></text:span></text:p>
      <text:p text:style-name="P22"><text:span text:style-name="T17"><text:s text:c="8"/></text:span><text:span text:style-name="_5f_JavaComment"><text:span text:style-name="T17">// lista para almacenar los duplicados que encontremos</text:span></text:span></text:p>
      <text:p text:style-name="P22"><text:span text:style-name="T17"><text:s text:c="8"/></text:span><text:span text:style-name="_5f_JavaIdent"><text:span text:style-name="T17">List</text:span></text:span><text:span text:style-name="_5f_OOoComputerSpecial"><text:span text:style-name="T17">&lt;</text:span></text:span><text:span text:style-name="_5f_JavaKeyWord"><text:span text:style-name="T17">String</text:span></text:span><text:span text:style-name="_5f_OOoComputerSpecial"><text:span text:style-name="T17">&gt;</text:span></text:span><text:span text:style-name="T17"> </text:span><text:span text:style-name="_5f_JavaIdent"><text:span text:style-name="T17">duplicados</text:span></text:span><text:span text:style-name="T17"> </text:span><text:span text:style-name="_5f_OOoComputerSpecial"><text:span text:style-name="T17">=</text:span></text:span><text:span text:style-name="T17"> </text:span><text:span text:style-name="_5f_JavaKeyWord"><text:span text:style-name="T17">new</text:span></text:span><text:span text:style-name="T17"> </text:span><text:span text:style-name="_5f_JavaIdent"><text:span text:style-name="T17">ArrayList</text:span></text:span><text:span text:style-name="_5f_OOoComputerSpecial"><text:span text:style-name="T17">();</text:span></text:span></text:p>
      <text:p text:style-name="P22"><text:span text:style-name="T17"><text:s text:c="8"/></text:span><text:span text:style-name="_5f_JavaComment"><text:span text:style-name="T17">// conjunto para almacenar los elementos sin repetir ninguno</text:span></text:span></text:p>
      <text:p text:style-name="P22"><text:span text:style-name="T17"><text:s text:c="8"/></text:span><text:span text:style-name="_5f_JavaIdent"><text:span text:style-name="T17">Set</text:span></text:span><text:span text:style-name="_5f_OOoComputerSpecial"><text:span text:style-name="T17">&lt;</text:span></text:span><text:span text:style-name="_5f_JavaKeyWord"><text:span text:style-name="T17">String</text:span></text:span><text:span text:style-name="_5f_OOoComputerSpecial"><text:span text:style-name="T17">&gt;</text:span></text:span><text:span text:style-name="T17"> </text:span><text:span text:style-name="_5f_JavaIdent"><text:span text:style-name="T17">auxSet</text:span></text:span><text:span text:style-name="T17"> </text:span><text:span text:style-name="_5f_OOoComputerSpecial"><text:span text:style-name="T17">=</text:span></text:span><text:span text:style-name="T17"> </text:span><text:span text:style-name="_5f_JavaKeyWord"><text:span text:style-name="T17">new</text:span></text:span><text:span text:style-name="T17"> </text:span><text:span text:style-name="_5f_JavaIdent"><text:span text:style-name="T17">HashSet</text:span></text:span><text:span text:style-name="_5f_OOoComputerSpecial"><text:span text:style-name="T17">();</text:span></text:span></text:p>
      <text:p text:style-name="P26"><text:s text:c="8"/></text:p>
      <text:p text:style-name="P22"><text:span text:style-name="T17"><text:s text:c="8"/></text:span><text:span text:style-name="_5f_JavaComment"><text:span text:style-name="T17">// recorremos los elementos, mostramos mensaje por pantalla</text:span></text:span></text:p>
      <text:p text:style-name="P22"><text:span text:style-name="T17"><text:s text:c="8"/></text:span><text:span text:style-name="_5f_JavaComment"><text:span text:style-name="T17">// si encontramos un duplicado, y lo añadimos a los duplicados</text:span></text:span></text:p>
      <text:p text:style-name="P22"><text:span text:style-name="T17"><text:s text:c="8"/></text:span><text:span text:style-name="_5f_JavaKeyWord"><text:span text:style-name="T17">for</text:span></text:span><text:span text:style-name="_5f_OOoComputerSpecial"><text:span text:style-name="T17">(</text:span></text:span><text:span text:style-name="_5f_JavaKeyWord"><text:span text:style-name="T17">String</text:span></text:span><text:span text:style-name="T17"> </text:span><text:span text:style-name="_5f_JavaIdent"><text:span text:style-name="T17">cad</text:span></text:span><text:span text:style-name="T17"> </text:span><text:span text:style-name="_5f_OOoComputerSpecial"><text:span text:style-name="T17">:</text:span></text:span><text:span text:style-name="T17"> </text:span><text:span text:style-name="_5f_JavaIdent"><text:span text:style-name="T17">auxList</text:span></text:span><text:span text:style-name="_5f_OOoComputerSpecial"><text:span text:style-name="T17">)</text:span></text:span><text:span text:style-name="T17"> </text:span><text:span text:style-name="_5f_OOoComputerSpecial"><text:span text:style-name="T17">{</text:span></text:span></text:p>
      <text:p text:style-name="P22"><text:span text:style-name="T17"><text:s text:c="12"/></text:span><text:span text:style-name="_5f_JavaKeyWord"><text:span text:style-name="T17">if</text:span></text:span><text:span text:style-name="_5f_OOoComputerSpecial"><text:span text:style-name="T17">(!</text:span></text:span><text:span text:style-name="_5f_JavaIdent"><text:span text:style-name="T17">auxSet.add</text:span></text:span><text:span text:style-name="_5f_OOoComputerSpecial"><text:span text:style-name="T17">(</text:span></text:span><text:span text:style-name="_5f_JavaIdent"><text:span text:style-name="T17">cad</text:span></text:span><text:span text:style-name="_5f_OOoComputerSpecial"><text:span text:style-name="T17">))</text:span></text:span><text:span text:style-name="T17"> </text:span><text:span text:style-name="_5f_OOoComputerSpecial"><text:span text:style-name="T17">{</text:span></text:span></text:p>
      <text:p text:style-name="P22"><text:span text:style-name="T17"><text:s text:c="16"/></text:span><text:span text:style-name="_5f_JavaIdent"><text:span text:style-name="T17">System.out.println</text:span></text:span><text:span text:style-name="_5f_OOoComputerSpecial"><text:span text:style-name="T17">(</text:span></text:span><text:span text:style-name="_5f_JavaLiteral"><text:span text:style-name="T17">"Elemento duplicado: "</text:span></text:span><text:span text:style-name="T17"> </text:span><text:span text:style-name="_5f_OOoComputerSpecial"><text:span text:style-name="T17">+</text:span></text:span><text:span text:style-name="T17"> </text:span><text:span text:style-name="_5f_JavaIdent"><text:span text:style-name="T17">cad</text:span></text:span><text:span text:style-name="_5f_OOoComputerSpecial"><text:span text:style-name="T17">);</text:span></text:span></text:p>
      <text:p text:style-name="P22"><text:span text:style-name="T17"><text:s text:c="16"/></text:span><text:span text:style-name="_5f_JavaIdent"><text:span text:style-name="T17">duplicados.add</text:span></text:span><text:span text:style-name="_5f_OOoComputerSpecial"><text:span text:style-name="T17">(</text:span></text:span><text:span text:style-name="_5f_JavaIdent"><text:span text:style-name="T17">cad</text:span></text:span><text:span text:style-name="_5f_OOoComputerSpecial"><text:span text:style-name="T17">); } }</text:span></text:span></text:p>
      <text:p text:style-name="P26"><text:s text:c="8"/></text:p>
      <text:p text:style-name="P22"><text:span text:style-name="T17"><text:s text:c="8"/></text:span><text:span text:style-name="_5f_JavaComment"><text:span text:style-name="T17">// listamos los elementos únicos</text:span></text:span></text:p>
      <text:p text:style-name="P22"><text:span text:style-name="T17"><text:s text:c="8"/></text:span><text:span text:style-name="_5f_JavaIdent"><text:span text:style-name="T17">System.out.println</text:span></text:span><text:span text:style-name="_5f_OOoComputerSpecial"><text:span text:style-name="T17">(</text:span></text:span><text:span text:style-name="_5f_JavaLiteral"><text:span text:style-name="T17">"\nElementos únicos:\n"</text:span></text:span><text:span text:style-name="T17"> </text:span><text:span text:style-name="_5f_OOoComputerSpecial"><text:span text:style-name="T17">+</text:span></text:span><text:span text:style-name="T17"> </text:span><text:span text:style-name="_5f_JavaIdent"><text:span text:style-name="T17">auxSet</text:span></text:span><text:span text:style-name="_5f_OOoComputerSpecial"><text:span text:style-name="T17">);</text:span></text:span></text:p>
      <text:p text:style-name="P22"><text:span text:style-name="T17"><text:s text:c="8"/></text:span><text:span text:style-name="_5f_JavaComment"><text:span text:style-name="T17">// eliminamos del conjunto, aquellos con un duplicado originalmente</text:span></text:span></text:p>
      <text:p text:style-name="P22"><text:span text:style-name="T17"><text:s text:c="8"/></text:span><text:span text:style-name="_5f_JavaIdent"><text:span text:style-name="T17">auxSet.removeAll</text:span></text:span><text:span text:style-name="_5f_OOoComputerSpecial"><text:span text:style-name="T17">(</text:span></text:span><text:span text:style-name="_5f_JavaIdent"><text:span text:style-name="T17">duplicados</text:span></text:span><text:span text:style-name="_5f_OOoComputerSpecial"><text:span text:style-name="T17">);</text:span></text:span></text:p>
      <text:p text:style-name="P22"><text:span text:style-name="T17"><text:s text:c="8"/></text:span><text:span text:style-name="_5f_JavaComment"><text:span text:style-name="T17">// listamos el conjunto de los elementos sin duplicados</text:span></text:span></text:p>
      <text:p text:style-name="P22"><text:span text:style-name="T17"><text:s text:c="8"/></text:span><text:span text:style-name="_5f_JavaIdent"><text:span text:style-name="T17">System.out.println</text:span></text:span><text:span text:style-name="_5f_OOoComputerSpecial"><text:span text:style-name="T17">(</text:span></text:span><text:span text:style-name="_5f_JavaLiteral"><text:span text:style-name="T17">"\nElementos sin duplicados:\n"</text:span></text:span><text:span text:style-name="T17"> </text:span><text:span text:style-name="_5f_OOoComputerSpecial"><text:span text:style-name="T17">+</text:span></text:span><text:span text:style-name="T17"> </text:span><text:span text:style-name="_5f_JavaIdent"><text:span text:style-name="T17">auxSet</text:span></text:span><text:span text:style-name="_5f_OOoComputerSpecial"><text:span text:style-name="T17">); }</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M40S</meta:editing-duration>
    <meta:editing-cycles>14</meta:editing-cycles>
    <meta:generator>LibreOffice/5.2.4.2$Windows_x86 LibreOffice_project/3d5603e1122f0f102b62521720ab13a38a4e0eb0</meta:generator>
    <dc:date>2017-01-10T00:40:35.808000000</dc:date>
    <meta:document-statistic meta:table-count="0" meta:image-count="0" meta:object-count="0" meta:page-count="4" meta:paragraph-count="82" meta:word-count="719" meta:character-count="5174" meta:non-whitespace-character-count="4156"/>
    <meta:user-defined meta:name="Info 1"/>
    <meta:user-defined meta:name="Info 2"/>
    <meta:user-defined meta:name="Info 3"/>
    <meta:user-defined meta:name="Info 4"/>
  </office:meta>
</office:document-meta>
</file>